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ommendations_5f_on_5f_beneficial_5f_ownership_5f_OECD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ommendations_on_beneficial_ownership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ommendations_5f_on_5f_beneficial_5f_ownership_5f_OECD_5f_2013.csv" style:display-name="PageStyle_D_Compliance_with_OECD_FATF_recommendations_on_beneficial_ownership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